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in" fo:margin-bottom="0.1665in" loext:contextual-spacing="false" fo:line-height="200%" style:page-number="1"/>
    </style:style>
    <style:style style:name="P2" style:family="paragraph" style:parent-style-name="Standard">
      <style:paragraph-properties fo:margin-top="0.1665in" fo:margin-bottom="0.1665in" loext:contextual-spacing="false" fo:line-height="200%"/>
    </style:style>
    <style:style style:name="P3" style:family="paragraph" style:parent-style-name="Standard">
      <style:paragraph-properties fo:margin-top="0.1665in" fo:margin-bottom="0.1665in" loext:contextual-spacing="false" fo:line-height="200%"/>
      <style:text-properties style:font-name="Times New Roman" fo:font-size="12pt" style:font-name-asian="Times New Roman1" style:font-size-asian="12pt" style:font-name-complex="Times New Roman1" style:font-size-complex="12pt"/>
    </style:style>
    <style:style style:name="P4" style:family="paragraph" style:parent-style-name="Standard" style:list-style-name="WWNum1">
      <style:paragraph-properties fo:margin-left="0.5in" fo:margin-right="0in" fo:margin-top="0.1665in" fo:margin-bottom="0in" loext:contextual-spacing="false" fo:line-height="200%" fo:text-indent="-0.25in" style:auto-text-indent="false"/>
    </style:style>
    <style:style style:name="P5" style:family="paragraph" style:parent-style-name="Standard" style:list-style-name="WWNum1">
      <style:paragraph-properties fo:margin-left="0.5in" fo:margin-right="0in" fo:margin-top="0in" fo:margin-bottom="0in" loext:contextual-spacing="false" fo:line-height="200%" fo:text-indent="-0.25in" style:auto-text-indent="false"/>
    </style:style>
    <style:style style:name="P6" style:family="paragraph" style:parent-style-name="Standard" style:list-style-name="WWNum1">
      <style:paragraph-properties fo:margin-left="0.5in" fo:margin-right="0in" fo:margin-top="0in" fo:margin-bottom="0.1665in" loext:contextual-spacing="false" fo:line-height="200%" fo:text-indent="-0.25in" style:auto-text-indent="false"/>
    </style:style>
    <style:style style:name="P7" style:family="paragraph" style:parent-style-name="Standard" style:list-style-name="WWNum3">
      <style:paragraph-properties fo:margin-left="0.5in" fo:margin-right="0in" fo:margin-top="0.1665in" fo:margin-bottom="0.1665in" loext:contextual-spacing="false" fo:line-height="200%" fo:text-indent="-0.25in" style:auto-text-indent="false"/>
    </style:style>
    <style:style style:name="P8" style:family="paragraph" style:parent-style-name="Standard" style:list-style-name="WWNum4">
      <style:paragraph-properties fo:margin-left="0.5in" fo:margin-right="0in" fo:margin-top="0.1665in" fo:margin-bottom="0.1665in" loext:contextual-spacing="false" fo:line-height="200%" fo:text-indent="-0.25in" style:auto-text-indent="false"/>
    </style:style>
    <style:style style:name="P9" style:family="paragraph" style:parent-style-name="Standard" style:list-style-name="WWNum5">
      <style:paragraph-properties fo:margin-left="0.5in" fo:margin-right="0in" fo:margin-top="0.1665in" fo:margin-bottom="0.1665in" loext:contextual-spacing="false" fo:line-height="200%" fo:text-indent="-0.25in" style:auto-text-indent="false"/>
    </style:style>
    <style:style style:name="P10" style:family="paragraph" style:parent-style-name="Standard" style:list-style-name="WWNum8">
      <style:paragraph-properties fo:margin-left="0.5in" fo:margin-right="0in" fo:margin-top="0.1665in" fo:margin-bottom="0.1665in" loext:contextual-spacing="false" fo:line-height="200%" fo:text-indent="-0.25in" style:auto-text-indent="false"/>
    </style:style>
    <style:style style:name="P11" style:family="paragraph" style:parent-style-name="Standard" style:list-style-name="WWNum6">
      <style:paragraph-properties fo:margin-left="0.5in" fo:margin-right="0in" fo:margin-top="0.1665in" fo:margin-bottom="0.1665in" loext:contextual-spacing="false" fo:line-height="200%" fo:text-indent="-0.25in" style:auto-text-indent="false"/>
    </style:style>
    <style:style style:name="P12" style:family="paragraph" style:parent-style-name="Standard" style:list-style-name="WWNum7">
      <style:paragraph-properties fo:margin-left="0.5in" fo:margin-right="0in" fo:margin-top="0.1665in" fo:margin-bottom="0.1665in" loext:contextual-spacing="false" fo:line-height="200%" fo:text-indent="-0.25in" style:auto-text-indent="false"/>
    </style:style>
    <style:style style:name="P13" style:family="paragraph" style:parent-style-name="Standard" style:list-style-name="WWNum2">
      <style:paragraph-properties fo:margin-left="0.5in" fo:margin-right="0in" fo:margin-top="0.1665in" fo:margin-bottom="0.1665in" loext:contextual-spacing="false" fo:line-height="200%" fo:text-indent="-0.25in"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fo:font-size="12pt" style:font-size-asian="12pt" style:font-size-complex="12pt"/>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tle Page</text:span></text:p>
      <text:p text:style-name="P2"><text:span text:style-name="T1">Title</text:span><text:span text:style-name="T2">: Human Resource Practices Case Study: Simmons Bank </text:span></text:p>
      <text:p text:style-name="P2"><text:span text:style-name="T1">Student Name</text:span><text:span text:style-name="T2">: Yohana Jovani</text:span></text:p>
      <text:p text:style-name="P2"><text:span text:style-name="T1"><text:s/>Course: </text:span><text:span text:style-name="T2">HRM 3320</text:span></text:p>
      <text:p text:style-name="P2"><text:span text:style-name="T2"><text:s/></text:span><text:span text:style-name="T1">Instructor</text:span><text:span text:style-name="T2">: Phillip Harris </text:span></text:p>
      <text:p text:style-name="P2"><text:span text:style-name="T1">Date:</text:span><text:span text:style-name="T2"> 4/14/2025</text:span></text:p>
      <text:p text:style-name="P3"/>
      <text:p text:style-name="P2"><text:span text:style-name="T1">Table of Contents</text:span><text:span text:style-name="T2"> </text:span></text:p>
      <text:p text:style-name="P2"><text:span text:style-name="T2"><text:s/>1. Abstract</text:span></text:p>
      <text:p text:style-name="P2"><text:span text:style-name="T2"><text:s/>2. Introduction </text:span></text:p>
      <text:p text:style-name="P2"><text:span text:style-name="T2">3. Interview Summary</text:span></text:p>
      <text:p text:style-name="P2"><text:span text:style-name="T2"><text:s/>4. Analysis of HR Practices</text:span></text:p>
      <text:list xml:id="list3309406190" text:style-name="WWNum1">
        <text:list-item>
          <text:p text:style-name="P4"><text:span text:style-name="T2"><text:s text:c="2"/>Recruitment &amp; Selection</text:span></text:p>
        </text:list-item>
        <text:list-item>
          <text:p text:style-name="P5"><text:span text:style-name="T2"><text:s text:c="2"/>Training &amp; Development </text:span></text:p>
        </text:list-item>
        <text:list-item>
          <text:p text:style-name="P5"><text:span text:style-name="T2">Compensation </text:span></text:p>
        </text:list-item>
        <text:list-item>
          <text:p text:style-name="P5"><text:span text:style-name="T2"><text:s/>Performance Appraisal </text:span></text:p>
        </text:list-item>
        <text:list-item>
          <text:p text:style-name="P6"><text:span text:style-name="T2">Benefits Administration</text:span></text:p>
        </text:list-item>
      </text:list>
      <text:p text:style-name="P2"><text:span text:style-name="T2"><text:s/>5. Reflection and Insights</text:span></text:p>
      <text:p text:style-name="P2"><text:span text:style-name="T2"><text:s/>6. Conclusion </text:span></text:p>
      <text:p text:style-name="P2"><text:span text:style-name="T2">7. References</text:span></text:p>
      <text:list xml:id="list167051133" text:style-name="WWNum3">
        <text:list-item>
          <text:p text:style-name="P7"><text:span text:style-name="T1">Abstract<text:line-break/></text:span></text:p>
        </text:list-item>
      </text:list>
      <text:p text:style-name="P2"><text:span text:style-name="T2">This case study explores the human resource practices at Simmons Bank through an in-depth interview with the company’s HR Specialist, Katy Littleton. The study highlights real-world strategies and challenges in key HRM areas such as recruitment, employee development, compensation, and performance management. Insights from the HR professional provide a deeper understanding of how theoretical HR concepts are implemented in a regional banking environment. The paper also reflects on the implications of these practices and how they align with effective talent management, offering a practical application of strategic HRM.</text:span></text:p>
      <text:list xml:id="list630477383" text:style-name="WWNum4">
        <text:list-item>
          <text:p text:style-name="P8"><text:span text:style-name="T1">Introduction<text:line-break/></text:span></text:p>
        </text:list-item>
      </text:list>
      <text:p text:style-name="P2"><text:span text:style-name="T2">Simmons Bank is a full-service financial institution headquartered in Pine Bluff, Arkansas, with a rich history dating back to 1903. The branch located at 501 Main Street in Pine Bluff is a key regional office serving both individual and business clients. With a strong community presence and emphasis on customer service, Simmons Bank employs hundreds of individuals across its various departments including banking operations, lending, compliance, and corporate services.</text:span></text:p>
      <text:p text:style-name="P2"><text:span text:style-name="T2">Effective human resource management (HRM) is crucial in maintaining Simmons Bank’s service standards and operational excellence. This case study provides an analysis of Simmons Bank's HRM strategies based on an interview with Katy Littleton, a Human Resources Specialist. It evaluates their approach to recruitment, training, compensation, and performance, shedding light on the organization’s efforts to build and sustain a skilled and motivated workforce. The following sections present a comprehensive analysis of the bank's HR framework and how its initiatives contribute to talent development and retention in a regulated industry.</text:span></text:p>
      <text:list xml:id="list3837159964" text:style-name="WWNum5">
        <text:list-item>
          <text:p text:style-name="P9"><text:soft-page-break/><text:span text:style-name="T1">Interview Summary<text:line-break/></text:span></text:p>
        </text:list-item>
      </text:list>
      <text:p text:style-name="P2"><text:span text:style-name="T2">The interview was conducted with Katy Littleton, Human Resources Specialist at Simmons Bank’s Pine Bluff location. Her responsibilities include supporting recruitment and onboarding, managing employee records, coordinating benefits and wellness initiatives, assisting with employee relations, and ensuring HR policy compliance. Katy plays a crucial operational and strategic role, serving as a liaison between employees and upper management.</text:span></text:p>
      <text:p text:style-name="P2"><text:span text:style-name="T2">One of the primary HR challenges Katy identified is attracting and retaining qualified banking professionals in a competitive labor market. Entry-level turnover is particularly high, especially in teller and customer service roles. Simmons Bank has addressed this by refining job descriptions, enhancing onboarding experiences, offering targeted retention bonuses, and creating clearer career progression paths. Katy emphasized the role of mentorship in easing new employees into the banking culture and promoting longer-term commitment.</text:span></text:p>
      <text:p text:style-name="P2"><text:span text:style-name="T2">Another area of concern is adapting to rapid changes in compliance and employment laws. Katy collaborates closely with legal counsel and senior HR leadership to ensure policies are updated regularly and that training sessions are conducted accordingly. If given additional resources, she would expand digital learning tools, implement a robust HR information system (HRIS), and invest in leadership development programs to support internal career growth.</text:span></text:p>
      <text:list xml:id="list1275090326" text:style-name="WWNum8">
        <text:list-item>
          <text:p text:style-name="P10"><text:span text:style-name="T1">Analysis of HR Practices<text:line-break/></text:span></text:p>
        </text:list-item>
      </text:list>
      <text:p text:style-name="P2"><text:span text:style-name="T1"><text:s/>a. <text:s text:c="2"/>Recruitment &amp; Selection</text:span></text:p>
      <text:p text:style-name="P2"><text:span text:style-name="T2">Simmons Bank employs a multi-channel recruitment strategy to source a diverse pool of candidates. Job postings are distributed through the company website, LinkedIn, Indeed, and Glassdoor. Internally, employees can apply for promotions or lateral roles via a dedicated employee portal. The recruitment process includes an initial screening by HR, a competency-based interview with the hiring manager, and occasionally, assessments tailored to the position’s requirements (e.g., numerical aptitude tests for financial roles).</text:span></text:p>
      <text:p text:style-name="P2"><text:span text:style-name="T2">Simmons Bank prioritizes both technical expertise and soft skills such as adaptability, communication, and customer orientation. Katy noted that strong interpersonal skills are essential for client-facing roles. The bank also partners with regional universities and community colleges to recruit interns and entry-level talent, offering a pipeline for full-time employment. Diversity hiring is a focus, and unconscious bias training is provided to managers involved in hiring decisions.</text:span></text:p>
      <text:p text:style-name="P2"><text:span text:style-name="T1">b. <text:s text:c="2"/>Training &amp; Development</text:span></text:p>
      <text:p text:style-name="P2"><text:span text:style-name="T2">Onboarding at Simmons Bank includes a two-week orientation covering bank operations, customer service expectations, security protocols, and legal compliance. New hires also complete required regulatory training, including anti-money laundering and data privacy modules. All training is tracked in the bank’s learning management system (LMS).</text:span></text:p>
      <text:p text:style-name="P2"><text:span text:style-name="T2">Quarterly development workshops provide continuing education on emerging industry trends, customer engagement strategies, and leadership topics. Simmons Bank encourages cross-training to help employees expand their skill sets and prepare for future roles. Katy highlighted the mentorship program as a key retention tool; junior employees are paired with seasoned professionals to support professional growth and workplace integration.</text:span></text:p>
      <text:p text:style-name="P2"><text:span text:style-name="T2">The HR team is currently piloting an e-learning platform to make training more accessible, particularly for remote or hybrid staff. Career pathing is another initiative in progress, allowing employees to identify development needs and pursue advancement with clearer guidance from their managers.</text:span></text:p>
      <text:p text:style-name="P2"><text:span text:style-name="T1">c. <text:s/>Compensation</text:span></text:p>
      <text:p text:style-name="P2"><text:span text:style-name="T2">Simmons Bank conducts an annual compensation review to ensure alignment with market trends and internal equity. Salaries are set using benchmark data from banking industry surveys and regional cost-of-living standards. In addition to competitive base pay, employees may receive annual merit raises, quarterly performance bonuses, and department-specific incentives.</text:span></text:p>
      <text:p text:style-name="P2"><text:span text:style-name="T2">For high-demand roles, such as loan officers and cybersecurity analysts, Simmons Bank offers signing bonuses and accelerated salary reviews. Katy noted that the bank maintains a transparent compensation philosophy, communicated through annual meetings and a downloadable compensation guide available through the HR portal. To promote fairness, pay equity audits are conducted yearly, and results are reviewed by executive leadership.</text:span></text:p>
      <text:p text:style-name="P2"><text:span text:style-name="T1">d. <text:s/>Performance Appraisal</text:span></text:p>
      <text:p text:style-name="P2"><text:span text:style-name="T2">The performance appraisal system at Simmons Bank includes annual reviews and optional mid-year check-ins. Reviews are structured around both individual KPIs and core company values, such as integrity, collaboration, and customer service. Managers and employees collaborate to set measurable goals aligned with team and organizational priorities.</text:span></text:p>
      <text:p text:style-name="P2"><text:span text:style-name="T2">A self-evaluation component encourages reflection and accountability. Katy explained that managers receive training on giving constructive feedback and fostering development conversations. High-performing employees are recognized through internal awards and considered for leadership roles. The bank also tracks promotion readiness through a performance-potential matrix.</text:span></text:p>
      <text:p text:style-name="P2"><text:span text:style-name="T2"><text:s/></text:span><text:span text:style-name="T1"><text:s text:c="2"/>e. Benefits Administration</text:span></text:p>
      <text:p text:style-name="P2"><text:span text:style-name="T2">Simmons Bank provides a robust benefits package, including medical, dental, vision, and life insurance, as well as disability coverage. Employees have access to paid holidays, paid time off (PTO), and volunteer time off to support community involvement. A 401(k) plan with employer matching is offered to all full-time staff.</text:span></text:p>
      <text:p text:style-name="P2"><text:span text:style-name="T2">The HR department administers wellness programs such as biometric screenings, fitness challenges, and mental health workshops. An Employee Assistance Program (EAP) provides counseling and legal support services. Katy emphasized the importance of feedback in improving benefits: the HR team conducts annual satisfaction surveys and adjusts offerings based on employee preferences and usage data.</text:span></text:p>
      <text:p text:style-name="P2"><text:span text:style-name="T2">Employees can manage their benefits, access leave requests, and submit expense claims through a centralized online HR portal. This system increases transparency and empowers staff to make informed choices about their coverage and support options.</text:span></text:p>
      <text:list xml:id="list3281789452" text:style-name="WWNum6">
        <text:list-item>
          <text:p text:style-name="P11"><text:span text:style-name="T1">Reflection and Insight</text:span><text:span text:style-name="T2">s<text:line-break/></text:span></text:p>
        </text:list-item>
      </text:list>
      <text:p text:style-name="P2"><text:span text:style-name="T2">This case study provided valuable insights into how HR professionals at regional financial institutions navigate regulatory requirements while fostering a supportive work culture. Katy Littleton's experience showed how HR can bridge strategic objectives and employee well-being, especially in highly structured and compliance-driven industries like banking.</text:span></text:p>
      <text:p text:style-name="P2"><text:span text:style-name="T2">A standout takeaway was the strategic use of mentorship and internal mobility to address high turnover. It reinforced the principle that retaining talent goes beyond compensation—it requires a culture of development and recognition. The case study also enhanced my understanding of performance management as an ongoing process, not just an annual event.</text:span></text:p>
      <text:p text:style-name="P2"><text:span text:style-name="T2">Interviewing a working HR specialist revealed the real-world complexities of balancing administrative efficiency with employee advocacy. I gained a new appreciation for the breadth of HR’s role, from managing systems and audits to designing inclusive policies and growth programs.</text:span></text:p>
      <text:list xml:id="list794407775" text:style-name="WWNum7">
        <text:list-item>
          <text:p text:style-name="P12"><text:soft-page-break/><text:span text:style-name="T1">Conclusion<text:line-break/></text:span></text:p>
        </text:list-item>
      </text:list>
      <text:p text:style-name="P2"><text:span text:style-name="T2">Simmons Bank exemplifies a strategic approach to human resources, aligning talent management with organizational success. Through structured recruitment, accessible training, competitive compensation, and supportive benefits, the bank builds a workforce capable of meeting evolving industry demands.</text:span></text:p>
      <text:p text:style-name="P2"><text:span text:style-name="T2">This case study confirmed that effective HR practices are vital in maintaining a stable and high-performing workforce. By focusing on employee engagement, compliance, and leadership development, Simmons Bank ensures its HR team contributes meaningfully to long-term growth and resilience. This experience reinforced my desire to work in a people-centered and strategically aligned HR environment.</text:span></text:p>
      <text:list xml:id="list3537764941" text:style-name="WWNum2">
        <text:list-item>
          <text:p text:style-name="P13"><text:span text:style-name="T1">References<text:line-break/></text:span></text:p>
        </text:list-item>
      </text:list>
      <text:p text:style-name="P2"><text:span text:style-name="T2">American Psychological Association. (2020). </text:span><text:span text:style-name="T3">Publication manual of the American Psychological Association</text:span><text:span text:style-name="T2"> (7th ed.).</text:span></text:p>
      <text:p text:style-name="P2"><text:span text:style-name="T2">Interview with Katy Littleton, Human Resources Specialist, Simmons Bank. Conducted on 4/11/2025.</text:span></text:p>
      <text:p text:style-name="P2"><text:span text:style-name="T2">Simmons Bank. (n.d.). </text:span><text:span text:style-name="T3">Careers</text:span><text:span text:style-name="T2">.</text:span><text:a xlink:type="simple" xlink:href="https://www.simmonsbank.com/careers" text:style-name="ListLabel_20_73" text:visited-style-name="ListLabel_20_73"><text:span text:style-name="T2"> </text:span></text:a><text:a xlink:type="simple" xlink:href="https://www.simmonsbank.com/careers" text:style-name="ListLabel_20_74" text:visited-style-name="ListLabel_20_74"><text:span text:style-name="T5">https://www.simmonsbank.com/careers</text:span></text:a></text:p>
      <text:p text:style-name="P2"><text:span text:style-name="T2">Simmons Bank. (n.d.). </text:span><text:span text:style-name="T3">About Us</text:span><text:span text:style-name="T2">.</text:span><text:a xlink:type="simple" xlink:href="https://www.simmonsbank.com/about" text:style-name="ListLabel_20_73" text:visited-style-name="ListLabel_20_73"><text:span text:style-name="T2"> </text:span></text:a><text:a xlink:type="simple" xlink:href="https://www.simmonsbank.com/about" text:style-name="ListLabel_20_74" text:visited-style-name="ListLabel_20_74"><text:span text:style-name="T5">https://www.simmonsbank.com/about</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8" meta:word-count="1412" meta:character-count="10420" meta:non-whitespace-character-count="9042"/>
    <meta:generator>LibreOfficeDev/6.0.5.2$Linux_X86_64 LibreOffice_project/</meta:generator>
  </office:meta>
</office:document-meta>
</file>